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04">
      <style:text-properties fo:color="#00ae00"/>
    </style:style>
    <style:style style:name="T1" style:family="text">
      <style:text-properties style:text-position="super"/>
    </style:style>
  </office:automatic-styles>
  <office:body>
    <office:spreadsheet>
      <table:table table:name="VAN orig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a útil (años)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esos (anuales)</text:p>
          </table:table-cell>
          <table:table-cell office:value-type="float" office:value="7500" calcext:value-type="float">
            <text:p>7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stos de mantenimiento (1<text:span text:style-name="T1">er</text:span> año)</text:p>
          </table:table-cell>
          <table:table-cell office:value-type="float" office:value="3500" calcext:value-type="float">
            <text:p>3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emento anual de costos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o de reparación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or de salvamento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sa dscto</text:p>
          </table:table-cell>
          <table:table-cell table:style-name="ce1" office:value-type="percentage" office:value="0.14" calcext:value-type="percentage">
            <text:p>14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sa impositiva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versión(es)</text:p>
          </table:table-cell>
          <table:table-cell table:formula="of:=[.B2]" office:value-type="float" office:value="14000" calcext:value-type="float">
            <text:p>14000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Liquidación Máquina</text:p>
          </table:table-cell>
          <table:table-cell table:number-columns-repeated="5"/>
          <table:table-cell table:formula="of:=[.B8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/>
          <table:table-cell table:formula="of:=[.B4]" office:value-type="float" office:value="7500" calcext:value-type="float">
            <text:p>7500</text:p>
          </table:table-cell>
          <table:table-cell table:formula="of:=[.B4]" office:value-type="float" office:value="7500" calcext:value-type="float">
            <text:p>7500</text:p>
          </table:table-cell>
          <table:table-cell table:formula="of:=[.B4]" office:value-type="float" office:value="7500" calcext:value-type="float">
            <text:p>7500</text:p>
          </table:table-cell>
          <table:table-cell table:formula="of:=[.B4]" office:value-type="float" office:value="7500" calcext:value-type="float">
            <text:p>7500</text:p>
          </table:table-cell>
          <table:table-cell table:formula="of:=[.B4]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Costo mantenimiento</text:p>
          </table:table-cell>
          <table:table-cell/>
          <table:table-cell table:formula="of:=[.B5]+[.B6]*[.B15]" office:value-type="float" office:value="3500" calcext:value-type="float">
            <text:p>3500</text:p>
          </table:table-cell>
          <table:table-cell table:formula="of:=[.B5]+[.B6]*[.C15]" office:value-type="float" office:value="3600" calcext:value-type="float">
            <text:p>3600</text:p>
          </table:table-cell>
          <table:table-cell table:formula="of:=[.B5]+[.B6]*[.D15]" office:value-type="float" office:value="3700" calcext:value-type="float">
            <text:p>3700</text:p>
          </table:table-cell>
          <table:table-cell table:formula="of:=[.B5]+[.B6]*[.E15]" office:value-type="float" office:value="3800" calcext:value-type="float">
            <text:p>3800</text:p>
          </table:table-cell>
          <table:table-cell table:formula="of:=[.B5]+[.B6]*[.F15]"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Costo de reparació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</text:p>
          </table:table-cell>
          <table:table-cell table:formula="of:=-[.B16]+[.B17]+[.B18]-[.B19]-[.B20]" office:value-type="float" office:value="-14000" calcext:value-type="float">
            <text:p>-14000</text:p>
          </table:table-cell>
          <table:table-cell table:formula="of:=-[.C16]+[.C17]+[.C18]-[.C19]-[.C20]" office:value-type="float" office:value="4000" calcext:value-type="float">
            <text:p>4000</text:p>
          </table:table-cell>
          <table:table-cell table:formula="of:=-[.D16]+[.D17]+[.D18]-[.D19]-[.D20]" office:value-type="float" office:value="3900" calcext:value-type="float">
            <text:p>3900</text:p>
          </table:table-cell>
          <table:table-cell table:formula="of:=-[.E16]+[.E17]+[.E18]-[.E19]-[.E20]" office:value-type="float" office:value="3580" calcext:value-type="float">
            <text:p>3580</text:p>
          </table:table-cell>
          <table:table-cell table:formula="of:=-[.F16]+[.F17]+[.F18]-[.F19]-[.F20]" office:value-type="float" office:value="3700" calcext:value-type="float">
            <text:p>3700</text:p>
          </table:table-cell>
          <table:table-cell table:formula="of:=-[.G16]+[.G17]+[.G18]-[.G19]-[.G20]"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table:style-name="ce2" table:formula="of:=NPV([.B10]; [.C21:.G21])+[.B21]" office:value-type="currency" office:currency="PEN" office:value="544.623529906425" calcext:value-type="currency">
            <text:p>S/544.6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T liquidación máquina</text:p>
          </table:table-cell>
          <table:table-cell table:number-columns-repeated="5"/>
          <table:table-cell table:formula="of:=[.B8]*[.B1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T ingresos</text:p>
          </table:table-cell>
          <table:table-cell table:style-name="ce3"/>
          <table:table-cell table:formula="of:=[.B11]*[.B4]" office:value-type="float" office:value="2250" calcext:value-type="float">
            <text:p>2250</text:p>
          </table:table-cell>
          <table:table-cell table:formula="of:=[.B11]*[.B4]" office:value-type="float" office:value="2250" calcext:value-type="float">
            <text:p>2250</text:p>
          </table:table-cell>
          <table:table-cell table:formula="of:=[.B11]*[.B4]" office:value-type="float" office:value="2250" calcext:value-type="float">
            <text:p>2250</text:p>
          </table:table-cell>
          <table:table-cell table:formula="of:=[.B11]*[.B4]" office:value-type="float" office:value="2250" calcext:value-type="float">
            <text:p>2250</text:p>
          </table:table-cell>
          <table:table-cell table:formula="of:=[.B11]*[.B4]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AT Costo Mantenimiento</text:p>
          </table:table-cell>
          <table:table-cell/>
          <table:table-cell table:formula="of:=[.B11]*[.C19]" office:value-type="float" office:value="1050" calcext:value-type="float">
            <text:p>1050</text:p>
          </table:table-cell>
          <table:table-cell table:formula="of:=[.B11]*[.D19]" office:value-type="float" office:value="1080" calcext:value-type="float">
            <text:p>1080</text:p>
          </table:table-cell>
          <table:table-cell table:formula="of:=[.B11]*[.E19]" office:value-type="float" office:value="1110" calcext:value-type="float">
            <text:p>1110</text:p>
          </table:table-cell>
          <table:table-cell table:formula="of:=[.B11]*[.F19]" office:value-type="float" office:value="1140" calcext:value-type="float">
            <text:p>1140</text:p>
          </table:table-cell>
          <table:table-cell table:formula="of:=[.B11]*[.G19]"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AT Costo Mantenimiento</text:p>
          </table:table-cell>
          <table:table-cell table:number-columns-repeated="3"/>
          <table:table-cell table:formula="of:=[.B11]*[.E20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Depreciación</text:p>
          </table:table-cell>
          <table:table-cell/>
          <table:table-cell table:formula="of:=[.B11]*[.B16]/5" office:value-type="float" office:value="840" calcext:value-type="float">
            <text:p>840</text:p>
          </table:table-cell>
          <table:table-cell table:formula="of:=[.B11]*[.B16]/5" office:value-type="float" office:value="840" calcext:value-type="float">
            <text:p>840</text:p>
          </table:table-cell>
          <table:table-cell table:formula="of:=[.B11]*[.B16]/5" office:value-type="float" office:value="840" calcext:value-type="float">
            <text:p>840</text:p>
          </table:table-cell>
          <table:table-cell table:formula="of:=[.B11]*[.B16]/5" office:value-type="float" office:value="840" calcext:value-type="float">
            <text:p>840</text:p>
          </table:table-cell>
          <table:table-cell table:formula="of:=[.B11]*[.B16]/5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FCN Sunat</text:p>
          </table:table-cell>
          <table:table-cell table:formula="of:=-[.B25]-[.B26]+[.B27]+[.B28]+[.B29]" office:value-type="float" office:value="0" calcext:value-type="float">
            <text:p>0</text:p>
          </table:table-cell>
          <table:table-cell table:formula="of:=-[.C25]-[.C26]+[.C27]+[.C28]+[.C29]" office:value-type="float" office:value="-360" calcext:value-type="float">
            <text:p>-360</text:p>
          </table:table-cell>
          <table:table-cell table:formula="of:=-[.D25]-[.D26]+[.D27]+[.D28]+[.D29]" office:value-type="float" office:value="-330" calcext:value-type="float">
            <text:p>-330</text:p>
          </table:table-cell>
          <table:table-cell table:formula="of:=-[.E25]-[.E26]+[.E27]+[.E28]+[.E29]" office:value-type="float" office:value="-234" calcext:value-type="float">
            <text:p>-234</text:p>
          </table:table-cell>
          <table:table-cell table:formula="of:=-[.F25]-[.F26]+[.F27]+[.F28]+[.F29]" office:value-type="float" office:value="-270" calcext:value-type="float">
            <text:p>-270</text:p>
          </table:table-cell>
          <table:table-cell table:formula="of:=-[.G25]-[.G26]+[.G27]+[.G28]+[.G29]" office:value-type="float" office:value="-1140" calcext:value-type="float">
            <text:p>-114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CN d.i.</text:p>
          </table:table-cell>
          <table:table-cell table:formula="of:=[.B21]+[.B30]" office:value-type="float" office:value="-14000" calcext:value-type="float">
            <text:p>-14000</text:p>
          </table:table-cell>
          <table:table-cell table:formula="of:=[.C21]+[.C30]" office:value-type="float" office:value="3640" calcext:value-type="float">
            <text:p>3640</text:p>
          </table:table-cell>
          <table:table-cell table:formula="of:=[.D21]+[.D30]" office:value-type="float" office:value="3570" calcext:value-type="float">
            <text:p>3570</text:p>
          </table:table-cell>
          <table:table-cell table:formula="of:=[.E21]+[.E30]" office:value-type="float" office:value="3346" calcext:value-type="float">
            <text:p>3346</text:p>
          </table:table-cell>
          <table:table-cell table:formula="of:=[.F21]+[.F30]" office:value-type="float" office:value="3430" calcext:value-type="float">
            <text:p>3430</text:p>
          </table:table-cell>
          <table:table-cell table:formula="of:=[.G21]+[.G30]"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VAN d.i.</text:p>
          </table:table-cell>
          <table:table-cell table:style-name="ce2" table:formula="of:=NPV([.B10]; [.C32:.G32])+[.B32]" office:value-type="currency" office:currency="PEN" office:value="-934.975515224398" calcext:value-type="currency">
            <text:p>S/-934.98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5"/>
        </table:table-row>
      </table:table>
      <table:table table:name="VAN tarea" table:style-name="ta1">
        <table:table-column table:style-name="co1" table:default-cell-style-name="Default"/>
        <table:table-column table:style-name="co4" table:default-cell-style-name="ce2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versión inicial</text:p>
          </table:table-cell>
          <table:table-cell table:style-name="Default" office:value-type="float" office:value="2400000" calcext:value-type="float">
            <text:p>2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a útil (años)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esos (anuales)</text:p>
          </table:table-cell>
          <table:table-cell table:style-name="Default" office:value-type="float" office:value="6000000" calcext:value-type="float">
            <text:p>6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os variables</text:p>
          </table:table-cell>
          <table:table-cell table:style-name="Default" office:value-type="float" office:value="2400000" calcext:value-type="float">
            <text:p>24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mento anual de costo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os fijos</text:p>
          </table:table-cell>
          <table:table-cell table:style-name="Default" office:value-type="float" office:value="450000" calcext:value-type="float">
            <text:p>4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 de salvamento</text:p>
          </table:table-cell>
          <table:table-cell table:style-name="Default" office:value-type="float" office:value="625000" calcext:value-type="float">
            <text:p>625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sa dscto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 impositiva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ño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versión(es)</text:p>
          </table:table-cell>
          <table:table-cell office:value-type="currency" office:currency="PEN" office:value="149112" calcext:value-type="currency">
            <text:p>S/149,112.0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Liquidación</text:p>
          </table:table-cell>
          <table:table-cell/>
          <table:table-cell table:style-name="ce2" table:number-columns-repeated="3"/>
          <table:table-cell table:style-name="ce2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/>
          <table:table-cell table:style-name="ce2" office:value-type="currency" office:currency="PEN" office:value="1095000" calcext:value-type="currency">
            <text:p>S/1,095,000.00</text:p>
          </table:table-cell>
          <table:table-cell table:style-name="ce2" office:value-type="currency" office:currency="PEN" office:value="3285000" calcext:value-type="currency">
            <text:p>S/3,285,000.00</text:p>
          </table:table-cell>
          <table:table-cell table:style-name="ce2" office:value-type="currency" office:currency="PEN" office:value="10950000" calcext:value-type="currency">
            <text:p>S/10,950,000.00</text:p>
          </table:table-cell>
          <table:table-cell table:style-name="ce2" office:value-type="currency" office:currency="PEN" office:value="16425000" calcext:value-type="currency">
            <text:p>S/16,425,000.00</text:p>
          </table:table-cell>
        </table:table-row>
        <table:table-row table:style-name="ro1">
          <table:table-cell office:value-type="string" calcext:value-type="string">
            <text:p>Costos variables</text:p>
          </table:table-cell>
          <table:table-cell/>
          <table:table-cell table:number-columns-repeated="4" table:style-name="ce2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Costos fijos</text:p>
          </table:table-cell>
          <table:table-cell/>
          <table:table-cell table:number-columns-repeated="4" table:style-name="ce2" office:value-type="currency" office:currency="PEN" office:value="149112" calcext:value-type="currency">
            <text:p>S/149,112.00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table:formula="of:=-[.B16]+[.B17]+[.B18]-[.B19]-[.B20]" office:value-type="currency" office:currency="PEN" office:value="-149112" calcext:value-type="currency">
            <text:p>S/-149,112.00</text:p>
          </table:table-cell>
          <table:table-cell table:style-name="ce7" table:formula="of:=-[.C16]+[.C17]+[.C18]-[.C19]-[.C20]" office:value-type="currency" office:currency="PEN" office:value="945888" calcext:value-type="currency">
            <text:p>S/945,888.00</text:p>
          </table:table-cell>
          <table:table-cell table:style-name="ce7" table:formula="of:=-[.D16]+[.D17]+[.D18]-[.D19]-[.D20]" office:value-type="currency" office:currency="PEN" office:value="3135888" calcext:value-type="currency">
            <text:p>S/3,135,888.00</text:p>
          </table:table-cell>
          <table:table-cell table:style-name="ce7" table:formula="of:=-[.E16]+[.E17]+[.E18]-[.E19]-[.E20]" office:value-type="currency" office:currency="PEN" office:value="10800888" calcext:value-type="currency">
            <text:p>S/10,800,888.00</text:p>
          </table:table-cell>
          <table:table-cell table:style-name="ce7" table:formula="of:=-[.F16]+[.F17]+[.F18]-[.F19]-[.F20]" office:value-type="currency" office:currency="PEN" office:value="16275888" calcext:value-type="currency">
            <text:p>S/16,275,888.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table:formula="of:=NPV([.B10]; [.C21:.F21])+[.B21]" office:value-type="currency" office:currency="PEN" office:value="16916439.1111111" calcext:value-type="currency">
            <text:p>S/16,916,439.11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CT liquidación</text:p>
          </table:table-cell>
          <table:table-cell/>
          <table:table-cell table:style-name="ce2" table:number-columns-repeated="3"/>
          <table:table-cell table:style-name="ce2" table:formula="of:=[.B11]*[.F17]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CT ingresos</text:p>
          </table:table-cell>
          <table:table-cell table:style-name="ce6"/>
          <table:table-cell table:style-name="ce2" table:formula="of:=[.B11]*[.C18]" office:value-type="currency" office:currency="PEN" office:value="328500" calcext:value-type="currency">
            <text:p>S/328,500.00</text:p>
          </table:table-cell>
          <table:table-cell table:style-name="ce2" table:formula="of:=[.B11]*[.D18]" office:value-type="currency" office:currency="PEN" office:value="985500" calcext:value-type="currency">
            <text:p>S/985,500.00</text:p>
          </table:table-cell>
          <table:table-cell table:style-name="ce2" table:formula="of:=[.B11]*[.E18]" office:value-type="currency" office:currency="PEN" office:value="3285000" calcext:value-type="currency">
            <text:p>S/3,285,000.00</text:p>
          </table:table-cell>
          <table:table-cell table:style-name="ce2" table:formula="of:=[.B11]*[.F18]" office:value-type="currency" office:currency="PEN" office:value="4927500" calcext:value-type="currency">
            <text:p>S/4,927,500.00</text:p>
          </table:table-cell>
        </table:table-row>
        <table:table-row table:style-name="ro1">
          <table:table-cell office:value-type="string" calcext:value-type="string">
            <text:p>AT Costos variables</text:p>
          </table:table-cell>
          <table:table-cell/>
          <table:table-cell table:style-name="ce2" table:formula="of:=[.B11]*[.C19]" office:value-type="currency" office:currency="PEN" office:value="0" calcext:value-type="currency">
            <text:p>S/0.00</text:p>
          </table:table-cell>
          <table:table-cell table:style-name="ce2" table:formula="of:=[.B11]*[.D19]" office:value-type="currency" office:currency="PEN" office:value="0" calcext:value-type="currency">
            <text:p>S/0.00</text:p>
          </table:table-cell>
          <table:table-cell table:style-name="ce2" table:formula="of:=[.B11]*[.E19]" office:value-type="currency" office:currency="PEN" office:value="0" calcext:value-type="currency">
            <text:p>S/0.00</text:p>
          </table:table-cell>
          <table:table-cell table:style-name="ce2" table:formula="of:=[.B11]*[.F19]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AT Costos fijos</text:p>
          </table:table-cell>
          <table:table-cell/>
          <table:table-cell table:style-name="ce2" table:formula="of:=[.B11]*[.C20]" office:value-type="currency" office:currency="PEN" office:value="44733.6" calcext:value-type="currency">
            <text:p>S/44,733.60</text:p>
          </table:table-cell>
          <table:table-cell table:style-name="ce2" table:formula="of:=[.B11]*[.D20]" office:value-type="currency" office:currency="PEN" office:value="44733.6" calcext:value-type="currency">
            <text:p>S/44,733.60</text:p>
          </table:table-cell>
          <table:table-cell table:style-name="ce2" table:formula="of:=[.B11]*[.E20]" office:value-type="currency" office:currency="PEN" office:value="44733.6" calcext:value-type="currency">
            <text:p>S/44,733.60</text:p>
          </table:table-cell>
          <table:table-cell table:style-name="ce2" table:formula="of:=[.B11]*[.F20]" office:value-type="currency" office:currency="PEN" office:value="44733.6" calcext:value-type="currency">
            <text:p>S/44,733.60</text:p>
          </table:table-cell>
        </table:table-row>
        <table:table-row table:style-name="ro1">
          <table:table-cell office:value-type="string" calcext:value-type="string">
            <text:p>AT Depreciación</text:p>
          </table:table-cell>
          <table:table-cell/>
          <table:table-cell table:style-name="ce2" table:formula="of:=[.B11]*[.B16]/4" office:value-type="currency" office:currency="PEN" office:value="11183.4" calcext:value-type="currency">
            <text:p>S/11,183.40</text:p>
          </table:table-cell>
          <table:table-cell table:style-name="ce2" table:formula="of:=[.B11]*[.B16]/4" office:value-type="currency" office:currency="PEN" office:value="11183.4" calcext:value-type="currency">
            <text:p>S/11,183.40</text:p>
          </table:table-cell>
          <table:table-cell table:style-name="ce2" table:formula="of:=[.B11]*[.B16]/4" office:value-type="currency" office:currency="PEN" office:value="11183.4" calcext:value-type="currency">
            <text:p>S/11,183.40</text:p>
          </table:table-cell>
          <table:table-cell table:style-name="ce2" table:formula="of:=[.B11]*[.B16]/4" office:value-type="currency" office:currency="PEN" office:value="11183.4" calcext:value-type="currency">
            <text:p>S/11,183.40</text:p>
          </table:table-cell>
        </table:table-row>
        <table:table-row table:style-name="ro1">
          <table:table-cell office:value-type="string" calcext:value-type="string">
            <text:p>FCN Sunat</text:p>
          </table:table-cell>
          <table:table-cell table:formula="of:=-[.B25]-[.B26]+[.B27]+[.B28]+[.B29]" office:value-type="currency" office:currency="PEN" office:value="0" calcext:value-type="currency">
            <text:p>S/0.00</text:p>
          </table:table-cell>
          <table:table-cell table:style-name="ce2" table:formula="of:=-[.C25]-[.C26]+[.C27]+[.C28]+[.C29]" office:value-type="currency" office:currency="PEN" office:value="-272583" calcext:value-type="currency">
            <text:p>S/-272,583.00</text:p>
          </table:table-cell>
          <table:table-cell table:style-name="ce2" table:formula="of:=-[.D25]-[.D26]+[.D27]+[.D28]+[.D29]" office:value-type="currency" office:currency="PEN" office:value="-929583" calcext:value-type="currency">
            <text:p>S/-929,583.00</text:p>
          </table:table-cell>
          <table:table-cell table:style-name="ce2" table:formula="of:=-[.E25]-[.E26]+[.E27]+[.E28]+[.E29]" office:value-type="currency" office:currency="PEN" office:value="-3229083" calcext:value-type="currency">
            <text:p>S/-3,229,083.00</text:p>
          </table:table-cell>
          <table:table-cell table:style-name="ce2" table:formula="of:=-[.F25]-[.F26]+[.F27]+[.F28]+[.F29]" office:value-type="currency" office:currency="PEN" office:value="-4871583" calcext:value-type="currency">
            <text:p>S/-4,871,583.00</text:p>
          </table:table-cell>
        </table:table-row>
        <table:table-row table:style-name="ro1"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FCN d.i.</text:p>
          </table:table-cell>
          <table:table-cell table:formula="of:=[.B21]+[.B30]" office:value-type="currency" office:currency="PEN" office:value="-149112" calcext:value-type="currency">
            <text:p>S/-149,112.00</text:p>
          </table:table-cell>
          <table:table-cell table:style-name="ce7" table:formula="of:=[.C21]+[.C30]" office:value-type="currency" office:currency="PEN" office:value="673305" calcext:value-type="currency">
            <text:p>S/673,305.00</text:p>
          </table:table-cell>
          <table:table-cell table:style-name="ce7" table:formula="of:=[.D21]+[.D30]" office:value-type="currency" office:currency="PEN" office:value="2206305" calcext:value-type="currency">
            <text:p>S/2,206,305.00</text:p>
          </table:table-cell>
          <table:table-cell table:style-name="ce7" table:formula="of:=[.E21]+[.E30]" office:value-type="currency" office:currency="PEN" office:value="7571805" calcext:value-type="currency">
            <text:p>S/7,571,805.00</text:p>
          </table:table-cell>
          <table:table-cell table:style-name="ce7" table:formula="of:=[.F21]+[.F30]" office:value-type="currency" office:currency="PEN" office:value="11404305" calcext:value-type="currency">
            <text:p>S/11,404,305.00</text:p>
          </table:table-cell>
        </table:table-row>
        <table:table-row table:style-name="ro1">
          <table:table-cell office:value-type="string" calcext:value-type="string">
            <text:p>VAN d.i.</text:p>
          </table:table-cell>
          <table:table-cell table:formula="of:=NPV([.B10]; [.C32:.F32])+[.B32]" office:value-type="currency" office:currency="PEN" office:value="11825724.6319444" calcext:value-type="currency">
            <text:p>S/11,825,724.63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TIR</text:p>
          </table:table-cell>
          <table:table-cell table:style-name="ce1" table:formula="of:=IRR([.B32:.F32])" office:value-type="percentage" office:value="6.54600586045892" calcext:value-type="percentage">
            <text:p>654.6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4" number:min-integer-digits="1"/>
      <number:text>%</number:text>
    </number:percentage-style>
    <number:percentage-style style:name="N110">
      <number:number number:decimal-places="5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22:53:06.5794129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7:03:04.725050929</meta:creation-date>
    <dc:date>2016-06-24T23:54:52.169313057</dc:date>
    <meta:editing-duration>PT1H11M59S</meta:editing-duration>
    <meta:editing-cycles>4</meta:editing-cycles>
    <meta:generator>LibreOffice/4.2.8.2$Linux_X86_64 LibreOffice_project/420m0$Build-2</meta:generator>
    <meta:document-statistic meta:table-count="2" meta:cell-count="180" meta:object-count="0"/>
  </office:meta>
</office:document-meta>
</file>